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603000022F04E0348D3.svm"/>
  <manifest:file-entry manifest:media-type="" manifest:full-path="Pictures/2000000700005E9200002413FBFB18B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20.091cm" fo:margin-left="0cm" fo:margin-right="-0.055cm" table:align="margins"/>
    </style:style>
    <style:style style:name="Tabla6.A" style:family="table-column">
      <style:table-column-properties style:column-width="1.099cm" style:rel-column-width="3584*"/>
    </style:style>
    <style:style style:name="Tabla6.B" style:family="table-column">
      <style:table-column-properties style:column-width="5.83cm" style:rel-column-width="19016*"/>
    </style:style>
    <style:style style:name="Tabla6.C" style:family="table-column">
      <style:table-column-properties style:column-width="2.981cm" style:rel-column-width="9723*"/>
    </style:style>
    <style:style style:name="Tabla6.D" style:family="table-column">
      <style:table-column-properties style:column-width="3.376cm" style:rel-column-width="11012*"/>
    </style:style>
    <style:style style:name="Tabla6.E" style:family="table-column">
      <style:table-column-properties style:column-width="3.216cm" style:rel-column-width="10489*"/>
    </style:style>
    <style:style style:name="Tabla6.F" style:family="table-column">
      <style:table-column-properties style:column-width="3.59cm" style:rel-column-width="11711*"/>
    </style:style>
    <style:style style:name="Tabla6.A1" style:family="table-cell">
      <style:table-cell-properties fo:padding="0.097cm" fo:border="none"/>
    </style:style>
    <style:style style:name="Tabla6.2" style:family="table-row">
      <style:table-row-properties style:min-row-height="0.497cm"/>
    </style:style>
    <style:style style:name="Tabla6.4" style:family="table-row">
      <style:table-row-properties style:min-row-height="0.367cm"/>
    </style:style>
    <style:style style:name="Tabla1" style:family="table">
      <style:table-properties style:width="20.091cm" fo:margin-left="0cm" fo:margin-right="-0.055cm" table:align="margins"/>
    </style:style>
    <style:style style:name="Tabla1.A" style:family="table-column">
      <style:table-column-properties style:column-width="5.26cm" style:rel-column-width="17157*"/>
    </style:style>
    <style:style style:name="Tabla1.B" style:family="table-column">
      <style:table-column-properties style:column-width="8.638cm" style:rel-column-width="28176*"/>
    </style:style>
    <style:style style:name="Tabla1.C" style:family="table-column">
      <style:table-column-properties style:column-width="6.193cm" style:rel-column-width="20202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" fo:padding="0.097cm" fo:border="none"/>
    </style:style>
    <style:style style:name="Tabla2" style:family="table">
      <style:table-properties style:width="20.054cm" fo:margin-left="0.051cm" fo:margin-right="-0.06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448cm" style:rel-column-width="4732*"/>
    </style:style>
    <style:style style:name="Tabla2.B" style:family="table-column">
      <style:table-column-properties style:column-width="9.262cm" style:rel-column-width="30268*"/>
    </style:style>
    <style:style style:name="Tabla2.C" style:family="table-column">
      <style:table-column-properties style:column-width="2.043cm" style:rel-column-width="6675*"/>
    </style:style>
    <style:style style:name="Tabla2.D" style:family="table-column">
      <style:table-column-properties style:column-width="0.22cm" style:rel-column-width="720*"/>
    </style:style>
    <style:style style:name="Tabla2.E" style:family="table-column">
      <style:table-column-properties style:column-width="2.372cm" style:rel-column-width="7753*"/>
    </style:style>
    <style:style style:name="Tabla2.F" style:family="table-column">
      <style:table-column-properties style:column-width="1.314cm" style:rel-column-width="4294*"/>
    </style:style>
    <style:style style:name="Tabla2.G" style:family="table-column">
      <style:table-column-properties style:column-width="1.076cm" style:rel-column-width="3516*"/>
    </style:style>
    <style:style style:name="Tabla2.H" style:family="table-column">
      <style:table-column-properties style:column-width="1.113cm" style:rel-column-width="3637*"/>
    </style:style>
    <style:style style:name="Tabla2.I" style:family="table-column">
      <style:table-column-properties style:column-width="0.085cm" style:rel-column-width="276*"/>
    </style:style>
    <style:style style:name="Tabla2.J" style:family="table-column">
      <style:table-column-properties style:column-width="1.122cm" style:rel-column-width="3664*"/>
    </style:style>
    <style:style style:name="Tabla2.1" style:family="table-row">
      <style:table-row-properties style:min-row-height="0.407cm" fo:background-color="transparent" style:keep-together="true" fo:keep-together="auto">
        <style:background-image/>
      </style:table-row-properties>
    </style:style>
    <style:style style:name="Tabla2.A1" style:family="table-cell">
      <style:table-cell-properties fo:padding="0.097cm" fo:border="none"/>
    </style:style>
    <style:style style:name="Tabla2.B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4" style:family="table-row">
      <style:table-row-properties style:min-row-height="0.249cm" fo:background-color="transparent" style:keep-together="true" fo:keep-together="auto">
        <style:background-image/>
      </style:table-row-properties>
    </style:style>
    <style:style style:name="Tabla2.A4" style:family="table-cell">
      <style:table-cell-properties style:vertical-align="" fo:padding="0.097cm" fo:border-left="none" fo:border-right="none" fo:border-top="0.002cm solid #b2b2b2" fo:border-bottom="none"/>
    </style:style>
    <style:style style:name="Tabla2.C4" style:family="table-cell">
      <style:table-cell-properties style:vertical-align="" fo:padding="0.097cm" fo:border="none"/>
    </style:style>
    <style:style style:name="Tabla3" style:family="table">
      <style:table-properties style:width="20.054cm" fo:margin-left="0.051cm" fo:margin-right="-0.06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1.095cm" style:rel-column-width="3579*"/>
    </style:style>
    <style:style style:name="Tabla3.B" style:family="table-column">
      <style:table-column-properties style:column-width="9.105cm" style:rel-column-width="29755*"/>
    </style:style>
    <style:style style:name="Tabla3.C" style:family="table-column">
      <style:table-column-properties style:column-width="1.547cm" style:rel-column-width="5055*"/>
    </style:style>
    <style:style style:name="Tabla3.D" style:family="table-column">
      <style:table-column-properties style:column-width="2.491cm" style:rel-column-width="8139*"/>
    </style:style>
    <style:style style:name="Tabla3.E" style:family="table-column">
      <style:table-column-properties style:column-width="1.374cm" style:rel-column-width="4490*"/>
    </style:style>
    <style:style style:name="Tabla3.F" style:family="table-column">
      <style:table-column-properties style:column-width="4.441cm" style:rel-column-width="14517*"/>
    </style:style>
    <style:style style:name="Tabla3.1" style:family="table-row">
      <style:table-row-properties style:min-row-height="0.358cm"/>
    </style:style>
    <style:style style:name="Tabla3.A1" style:family="table-cell">
      <style:table-cell-properties fo:padding="0.097cm" fo:border="none"/>
    </style:style>
    <style:style style:name="Tabla3.C1" style:family="table-cell">
      <style:table-cell-properties style:vertical-align="" fo:padding="0.097cm" fo:border="none"/>
    </style:style>
    <style:style style:name="Tabla3.4" style:family="table-row">
      <style:table-row-properties style:min-row-height="0.407cm"/>
    </style:style>
    <style:style style:name="Tabla4" style:family="table">
      <style:table-properties style:width="20.036cm" table:align="margins"/>
    </style:style>
    <style:style style:name="Tabla4.A" style:family="table-column">
      <style:table-column-properties style:column-width="6.678cm" style:rel-column-width="21843*"/>
    </style:style>
    <style:style style:name="Tabla4.B" style:family="table-column">
      <style:table-column-properties style:column-width="3.394cm" style:rel-column-width="11100*"/>
    </style:style>
    <style:style style:name="Tabla4.C" style:family="table-column">
      <style:table-column-properties style:column-width="9.964cm" style:rel-column-width="32592*"/>
    </style:style>
    <style:style style:name="Tabla4.1" style:family="table-row">
      <style:table-row-properties style:min-row-height="2.663cm"/>
    </style:style>
    <style:style style:name="Tabla4.A1" style:family="table-cell">
      <style:table-cell-properties fo:padding="0.097cm" fo:border="none"/>
    </style:style>
    <style:style style:name="P1" style:family="paragraph" style:parent-style-name="Preformatted_20_Text">
      <style:text-properties style:font-name="Arial1" fo:font-size="7pt" style:font-size-asian="7pt" style:font-size-complex="7pt"/>
    </style:style>
    <style:style style:name="P2" style:family="paragraph" style:parent-style-name="Table_20_Contents">
      <style:text-properties style:font-name="Arial1" fo:font-size="7pt" style:font-size-asian="7pt" style:font-size-complex="7pt"/>
    </style:style>
    <style:style style:name="P3" style:family="paragraph" style:parent-style-name="Table_20_Contents">
      <style:text-properties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weight-complex="normal" style:text-emphasize="none"/>
    </style:style>
    <style:style style:name="P4" style:family="paragraph" style:parent-style-name="Table_20_Contents">
      <style:text-properties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weight-complex="bold" style:text-emphasize="none"/>
    </style:style>
    <style:style style:name="P5" style:family="paragraph" style:parent-style-name="Table_20_Contents">
      <style:paragraph-properties fo:text-align="start" style:justify-single-word="false"/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" style:family="paragraph" style:parent-style-name="Table_20_Contents">
      <style:paragraph-properties fo:text-align="start" style:justify-single-word="false"/>
      <style:text-properties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7" style:family="paragraph" style:parent-style-name="Table_20_Contents">
      <style:text-properties style:text-outline="false" style:text-line-through-style="none" style:font-name="Arial" fo:font-size="5pt" fo:font-style="normal" fo:text-shadow="none" style:text-underline-style="none" fo:font-weight="normal" style:font-size-asian="5pt" style:font-style-asian="normal" style:font-weight-asian="normal" style:font-size-complex="5pt" style:text-emphasize="none"/>
    </style:style>
    <style:style style:name="P8" style:family="paragraph" style:parent-style-name="Table_20_Contents">
      <style:text-properties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9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weight-complex="bold" style:text-emphasize="none"/>
    </style:style>
    <style:style style:name="P10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7.5pt" fo:font-style="normal" fo:text-shadow="none" style:text-underline-style="none" fo:font-weight="bold" style:font-size-asian="7.5pt" style:font-style-asian="normal" style:font-weight-asian="bold" style:font-size-complex="7.5pt" style:font-weight-complex="bold" style:text-emphasize="none"/>
    </style:style>
    <style:style style:name="P11" style:family="paragraph" style:parent-style-name="Table_20_Contents">
      <style:paragraph-properties fo:text-align="end" style:justify-single-word="false"/>
      <style:text-properties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Table_20_Contents">
      <style:text-properties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Table_20_Contents">
      <style:paragraph-properties fo:text-align="end" style:justify-single-word="false"/>
      <style:text-properties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Table_20_Contents">
      <style:paragraph-properties fo:text-align="end" style:justify-single-word="false"/>
      <style:text-properties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style:font-name="Arial" fo:font-size="5pt" style:font-size-asian="5pt" style:font-size-complex="5pt"/>
    </style:style>
    <style:style style:name="P17" style:family="paragraph" style:parent-style-name="Table_20_Contents">
      <style:text-properties style:font-name="Arial" fo:font-size="5pt" fo:font-weight="bold" style:font-size-asian="5pt" style:font-weight-asian="bold" style:font-size-complex="5pt" style:font-weight-complex="bold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21" style:family="paragraph" style:parent-style-name="Table_20_Contents">
      <style:text-properties style:font-name="Courier New" fo:font-size="9pt" fo:font-weight="bold" style:font-size-asian="9pt" style:font-weight-asian="bold" style:font-name-complex="Lucida Sans" style:font-size-complex="9pt" style:font-weight-complex="bold"/>
    </style:style>
    <style:style style:name="P22" style:family="paragraph" style:parent-style-name="Table_20_Contents">
      <style:text-properties style:font-name="Courier New" fo:font-size="5pt" fo:font-weight="bold" style:font-size-asian="5pt" style:font-weight-asian="bold" style:font-name-complex="Lucida Sans" style:font-size-complex="5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221f1f" style:text-outline="false" style:text-line-through-style="none" style:text-position="-5% 100%" style:font-name="Courier New" fo:font-size="8pt" fo:letter-spacing="-0.007cm" fo:font-style="normal" fo:text-shadow="none" style:text-underline-style="none" fo:font-weight="bold" fo:background-color="transparent" style:font-size-asian="8pt" style:font-style-asian="normal" style:font-weight-asian="bold" style:font-name-complex="Lucida Sans" style:font-size-complex="8pt" style:font-weight-complex="bold" style:text-emphasize="none"/>
    </style:style>
    <style:style style:name="P24" style:family="paragraph" style:parent-style-name="Table_20_Contents">
      <style:paragraph-properties fo:text-align="end" style:justify-single-word="false"/>
      <style:text-properties fo:color="#221f1f" style:text-outline="false" style:text-line-through-style="none" style:text-position="-5% 100%" style:font-name="Courier New" fo:font-size="9pt" fo:letter-spacing="-0.007cm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25" style:family="paragraph" style:parent-style-name="Table_20_Contents">
      <style:paragraph-properties fo:margin-left="0cm" fo:margin-right="0cm" fo:text-align="end" style:justify-single-word="false" fo:text-indent="0cm" style:auto-text-indent="false" text:number-lines="false" text:line-number="0"/>
      <style:text-properties style:text-outline="false" style:text-line-through-style="none" style:font-name="Arial1" fo:font-size="7.5pt" fo:font-style="normal" fo:text-shadow="none" style:text-underline-style="none" fo:font-weight="bold" style:font-size-asian="7.5pt" style:font-style-asian="normal" style:font-weight-asian="bold" style:font-size-complex="7.5pt" style:font-weight-complex="bold" style:text-emphasize="none"/>
    </style:style>
    <style:style style:name="P26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27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5pt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28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29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Courier New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3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Courier New" fo:font-size="9pt" style:font-size-asian="9pt" style:font-size-complex="9pt"/>
    </style:style>
    <style:style style:name="P31" style:family="paragraph" style:parent-style-name="Standard">
      <style:paragraph-properties loext:contextual-spacing="false" fo:margin-left="0cm" fo:margin-right="0cm" fo:margin-top="0cm" fo:margin-bottom="0cm" fo:line-height="200%" fo:text-align="center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font-weight-complex="normal" style:text-emphasize="none"/>
    </style:style>
    <style:style style:name="P32" style:family="paragraph" style:parent-style-name="Table_20_Contents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normal" style:text-emphasize="none"/>
    </style:style>
    <style:style style:name="P33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4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35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6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bold" style:font-size-asian="7pt" style:font-style-asian="normal" style:font-weight-asian="bold" style:font-name-complex="Lucida Sans" style:font-size-complex="7pt" style:font-weight-complex="bold" style:text-emphasize="none"/>
    </style:style>
    <style:style style:name="P37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38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font-name="Arial" fo:font-size="11pt" fo:letter-spacing="-0.007cm" fo:font-style="normal" fo:text-shadow="none" style:text-underline-style="none" fo:font-weight="normal" style:font-size-asian="11pt" style:font-style-asian="normal" style:font-weight-asian="normal" style:font-name-complex="Lucida Sans" style:font-size-complex="11pt" style:font-weight-complex="bold" style:text-emphasize="none"/>
    </style:style>
    <style:style style:name="P39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font-name="Courier New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40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text-position="-5% 100%" style:font-name="Courier New" fo:font-size="3pt" fo:letter-spacing="-0.007cm" fo:font-style="normal" fo:text-shadow="none" style:text-underline-style="none" fo:font-weight="normal" fo:background-color="transparent" style:font-size-asian="3pt" style:font-style-asian="normal" style:font-weight-asian="normal" style:font-name-complex="Lucida Sans" style:font-size-complex="3pt" style:font-weight-complex="normal" style:text-emphasize="none"/>
    </style:style>
    <style:style style:name="P41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text-position="-5% 100%" style:font-name="Courier New" fo:font-size="9pt" fo:letter-spacing="-0.007cm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42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000000" style:text-outline="false" style:text-line-through-style="none" style:font-name="Courier New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43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font-weight-complex="bold" style:text-emphasize="none"/>
    </style:style>
    <style:style style:name="P44" style:family="paragraph" style:parent-style-name="Table_20_Contents">
      <style:paragraph-properties loext:contextual-spacing="false" fo:margin-left="0.101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position="-5% 100%" style:font-name="Arial" fo:font-size="10pt" fo:letter-spacing="-0.007cm" fo:font-style="normal" fo:text-shadow="none" style:text-underline-style="none" fo:font-weight="bold" style:font-size-asian="10pt" style:font-style-asian="normal" style:font-weight-asian="bold" style:font-name-complex="Lucida Sans" style:font-size-complex="10pt" style:font-weight-complex="bold" style:text-emphasize="none"/>
    </style:style>
    <style:style style:name="P45" style:family="paragraph" style:parent-style-name="Standard">
      <style:paragraph-properties loext:contextual-spacing="false" fo:margin-left="0.101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46" style:family="paragraph" style:parent-style-name="Table_20_Contents">
      <style:paragraph-properties fo:text-align="start" style:justify-single-word="false" style:writing-mode="lr-tb"/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221f1f" style:text-outline="false" style:text-line-through-style="none" style:text-position="-5% 100%" style:font-name="Arial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49" style:family="paragraph" style:parent-style-name="Standard">
      <style:text-properties fo:font-size="3pt" style:font-size-asian="3pt" style:font-size-complex="3pt"/>
    </style:style>
    <style:style style:name="P50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1" style:family="paragraph" style:parent-style-name="Standard">
      <style:paragraph-properties fo:text-align="end" style:justify-single-word="false"/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T1" style:family="text">
      <style:text-properties fo:color="#221f1f" style:text-position="-5% 100%" fo:font-size="9pt" fo:letter-spacing="-0.007cm" fo:font-weight="normal" fo:background-color="transparent" style:font-size-asian="9pt" style:font-weight-asian="normal" style:font-name-complex="Lucida Sans" style:font-size-complex="9pt" loext:char-shading-value="0"/>
    </style:style>
    <style:style style:name="T2" style:family="text">
      <style:text-properties fo:color="#221f1f" style:text-position="-5% 100%" fo:font-size="9pt" fo:letter-spacing="-0.007cm" fo:background-color="transparent" style:font-size-asian="9pt" style:font-name-complex="Lucida Sans" style:font-size-complex="9pt" loext:char-shading-value="0"/>
    </style:style>
    <style:style style:name="T3" style:family="text">
      <style:text-properties fo:color="#221f1f" style:text-position="-5% 100%" fo:letter-spacing="-0.007cm" fo:background-color="transparent" style:font-name-complex="Lucida Sans" loext:char-shading-value="0"/>
    </style:style>
    <style:style style:name="T4" style:family="text">
      <style:text-properties fo:color="#221f1f" style:text-position="-5% 100%" fo:letter-spacing="-0.007cm" fo:background-color="transparent" style:font-name-complex="Lucida Sans" style:font-style-complex="normal" loext:char-shading-value="0"/>
    </style:style>
    <style:style style:name="T5" style:family="text">
      <style:text-properties fo:color="#221f1f" style:text-position="-5% 100%" fo:letter-spacing="-0.007cm" fo:background-color="transparent" style:font-name-complex="Lucida Sans" style:font-weight-complex="normal" loext:char-shading-value="0"/>
    </style:style>
    <style:style style:name="T6" style:family="text">
      <style:text-properties fo:color="#221f1f" style:text-position="-5% 100%" fo:letter-spacing="-0.007cm" fo:font-weight="normal" fo:background-color="transparent" style:font-weight-asian="normal" style:font-name-complex="Lucida Sans" style:font-weight-complex="normal" loext:char-shading-value="0"/>
    </style:style>
    <style:style style:name="T7" style:family="text">
      <style:text-properties fo:color="#221f1f" style:text-position="-5% 100%" fo:letter-spacing="-0.007cm" fo:font-weight="normal" fo:background-color="transparent" style:font-weight-asian="normal" style:font-name-complex="Lucida Sans" style:font-style-complex="normal" style:font-weight-complex="normal" loext:char-shading-value="0"/>
    </style:style>
    <style:style style:name="T8" style:family="text">
      <style:text-properties fo:color="#221f1f" style:text-position="-5% 100%" fo:letter-spacing="-0.007cm" fo:font-weight="bold" fo:background-color="transparent" style:font-weight-asian="bold" style:font-name-complex="Lucida Sans" style:font-weight-complex="bold" loext:char-shading-value="0"/>
    </style:style>
    <style:style style:name="T9" style:family="text">
      <style:text-properties fo:color="#221f1f" style:text-position="-5% 100%" fo:letter-spacing="-0.007cm" fo:font-weight="bold" fo:background-color="transparent" style:font-weight-asian="bold" style:font-name-complex="Lucida Sans" loext:char-shading-value="0"/>
    </style:style>
    <style:style style:name="T10" style:family="text">
      <style:text-properties fo:color="#221f1f" style:text-position="-5% 100%" fo:font-size="8pt" fo:letter-spacing="-0.007cm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11" style:family="text">
      <style:text-properties fo:color="#221f1f" style:text-position="-5% 100%" fo:font-size="6pt" fo:letter-spacing="-0.007cm" fo:font-weight="normal" fo:background-color="transparent" style:font-size-asian="6pt" style:font-weight-asian="normal" style:font-name-complex="Lucida Sans" style:font-size-complex="6pt" style:font-weight-complex="normal" loext:char-shading-value="0"/>
    </style:style>
    <style:style style:name="T12" style:family="text">
      <style:text-properties fo:color="#221f1f" style:text-outline="false" style:text-line-through-style="none" style:text-position="-5% 100%" fo:letter-spacing="-0.007cm" fo:font-style="normal" fo:text-shadow="none" style:text-underline-style="none" fo:font-weight="normal" style:font-style-asian="normal" style:font-weight-asian="normal" style:font-name-complex="Lucida Sans" style:font-weight-complex="normal" style:text-emphasize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17" style:family="text">
      <style:text-properties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T18" style:family="text">
      <style:text-properties style:font-name="Arial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text-position="-5% 100%" fo:background-color="transparent" loext:char-shading-value="0"/>
    </style:style>
    <style:style style:name="T22" style:family="text">
      <style:text-properties style:text-position="-5% 100%" fo:font-weight="bold" fo:background-color="transparent" style:font-weight-asian="bold" style:font-weight-complex="bold" loext:char-shading-value="0"/>
    </style:style>
    <style:style style:name="T23" style:family="text">
      <style:text-properties fo:color="#000000" style:text-outline="false" style:text-line-through-style="none" fo:letter-spacing="-0.007cm" fo:font-style="normal" fo:text-shadow="none" style:text-underline-style="none" fo:font-weight="normal" style:font-style-asian="normal" style:font-weight-asian="normal" style:font-name-complex="Lucida Sans" style:font-weight-complex="normal" style:text-emphasize="none"/>
    </style:style>
    <style:style style:name="T24" style:family="text">
      <style:text-properties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21"><text:text-input text:description="&lt;for each=&quot;o in objects&quot;&gt;">For each</text:text-input></text:span><text:span text:style-name="T21"> 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>
          <table:table-cell table:style-name="Tabla6.A1" office:value-type="string">
            <text:p text:style-name="P33">id</text:p>
          </table:table-cell>
          <table:table-cell table:style-name="Tabla6.A1" office:value-type="string">
            <text:p text:style-name="P33">Nombre</text:p>
          </table:table-cell>
          <table:table-cell table:style-name="Tabla6.A1" office:value-type="string">
            <text:p text:style-name="P2">Fecha Creacion</text:p>
          </table:table-cell>
          <table:table-cell table:style-name="Tabla6.A1" office:value-type="string">
            <text:p text:style-name="P2">Lugar Picking</text:p>
          </table:table-cell>
          <table:table-cell table:style-name="Tabla6.A1" office:value-type="string">
            <text:p text:style-name="P2">Estado</text:p>
          </table:table-cell>
          <table:table-cell table:style-name="Tabla6.A1" office:value-type="string">
            <text:p text:style-name="P2">Sub Estado</text:p>
          </table:table-cell>
        </table:table-row>
        <table:table-row table:style-name="Tabla6.2">
          <table:table-cell table:style-name="Tabla6.A1" office:value-type="string">
            <text:p text:style-name="P34"/>
          </table:table-cell>
          <table:table-cell table:style-name="Tabla6.A1" office:value-type="string">
            <text:p text:style-name="P34"><text:text-input text:description="&lt;for each=&quot;line in o.search([('group_id' ,'=' , o.group_id.id),('state' ,'not in' , ['cancel'])])&quot;&gt;">For each</text:text-input>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</table:table-row>
        <table:table-row>
          <table:table-cell table:style-name="Tabla6.A1" office:value-type="string">
            <text:p text:style-name="P3"><text:text-input text:description="&lt;line.id&gt;">Nombre</text:text-input></text:p>
          </table:table-cell>
          <table:table-cell table:style-name="Tabla6.A1" office:value-type="string">
            <text:p text:style-name="P3"><text:text-input text:description="&lt;if test=&quot;line.id == o.id&quot;&gt;">if</text:text-input> * <text:span text:style-name="T13"><text:text-input text:description="&lt;line.name&gt;">Nombre</text:text-input></text:span><text:span text:style-name="T13"> </text:span><text:text-input text:description="&lt;/if&gt;">if</text:text-input><text:span text:style-name="T13"> </text:span><text:text-input text:description="&lt;if test=&quot;line.id != o.id&quot;&gt;">if</text:text-input> <text:text-input text:description="&lt;line.name&gt;">Nombre</text:text-input> <text:text-input text:description="&lt;/if&gt;">if</text:text-input> <text:span text:style-name="T8"><text:text-input text:description="&lt;if test=&quot;o.sale_id.type_id.id in [13,27,25,26] and 1==0&quot;&gt;">if</text:text-input></text:span>- riesgo: <text:span text:style-name="T3">%</text:span><text:span text:style-name="T3"><text:text-input text:description="&lt;formatLang(sum(line.move_lines.mapped(lambda line1: ((line1.quantity_done&gt;0 and line1.product_id.with_context(warehouse=line1.picking_id.picking_type_id.warehouse_id.id).qty_available&gt;0 and len(o.env['stock.warehouse.orderpoint'].search([['product_id', '=', line1.product_id.id],['warehouse_id', '=', line1.picking_id.picking_type_id.warehouse_id.id],['active', '=', 'True']]))&gt;0 and o.env['stock.warehouse.orderpoint'].search([['product_id', '=', line1.product_id.id],['warehouse_id', '=', line1.picking_id.picking_type_id.warehouse_id.id],['active', '=', 'True']]).rotation&gt;0) and line1.quantity_done/ line1.product_id.with_context(warehouse=line1.picking_id.picking_type_id.warehouse_id.id).qty_available*line1.quantity_done/ o.env['stock.warehouse.orderpoint'].search([['product_id', '=', line1.product_id.id],['warehouse_id', '=', line1.picking_id.picking_type_id.warehouse_id.id],['active', '=', 'True']]).rotation *50 or 50) )))&gt;">fecha</text:text-input></text:span><text:span text:style-name="T8"><text:text-input text:description="&lt;/if&gt;">/if</text:text-input></text:span></text:p>
          </table:table-cell>
          <table:table-cell table:style-name="Tabla6.A1" office:value-type="string">
            <text:p text:style-name="P3"><text:text-input text:description="&lt;line.date&gt;">fecha</text:text-input> </text:p>
          </table:table-cell>
          <table:table-cell table:style-name="Tabla6.A1" office:value-type="string">
            <text:p text:style-name="P4"><text:span text:style-name="T14"><text:text-input text:description="&lt;if test=&quot;line.id == o.id&quot;&gt;">if</text:text-input></text:span><text:span text:style-name="T14"> * </text:span><text:text-input text:description="&lt;line.picking_type_id.name[9:25] or ''&gt;">Nombre</text:text-input> <text:span text:style-name="T14"><text:text-input text:description="&lt;/if&gt;">if</text:text-input></text:span> <text:span text:style-name="T14"><text:text-input text:description="&lt;if test=&quot;line.id != o.id&quot;&gt;">if</text:text-input></text:span><text:span text:style-name="T14"> </text:span><text:span text:style-name="T14"><text:text-input text:description="&lt;line.picking_type_id.name[9:25] or ''&gt;">Nombre</text:text-input></text:span><text:span text:style-name="T14"> </text:span><text:span text:style-name="T14"><text:text-input text:description="&lt;/if&gt;">if</text:text-input></text:span></text:p>
          </table:table-cell>
          <table:table-cell table:style-name="Tabla6.A1" office:value-type="string">
            <text:p text:style-name="P3"><text:text-input text:description="&lt;get_selection_item(line,'state')&gt;">estado</text:text-input></text:p>
          </table:table-cell>
          <table:table-cell table:style-name="Tabla6.A1" office:value-type="string">
            <text:p text:style-name="P3"><text:text-input text:description="&lt;line.state_detail_id&gt;">estado</text:text-input></text:p>
          </table:table-cell>
        </table:table-row>
        <table:table-row table:style-name="Tabla6.4"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><text:text-input text:description="&lt;/for&gt;">End For</text:text-input>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</table:table-row>
      </table:table>
      <text:p text:style-name="P4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Resp venta: <text:span text:style-name="T15"><text:text-input text:description="&lt;o.sale_id.sudo().create_uid&gt;">resp</text:text-input></text:span></text:p>
            <text:p text:style-name="P5">Resp OE: <text:span text:style-name="T15"><text:text-input text:description="&lt;o.x_user_id and o.x_user_id or 'No asignado'&gt;">resp</text:text-input></text:span></text:p>
          </table:table-cell>
          <table:table-cell table:style-name="Tabla1.B1" office:value-type="string">
            <text:p text:style-name="P15"><text:span text:style-name="T16">Entrega: </text:span><text:span text:style-name="T17"><text:text-input text:description="&lt;o.carrier_id&gt;">lugar_entrega</text:text-input></text:span></text:p>
            <text:p text:style-name="P6"><text:text-input text:description="&lt;o.sale_id.type_id&gt;">Tipo pedido</text:text-input></text:p>
          </table:table-cell>
          <table:table-cell table:style-name="Tabla1.A1" office:value-type="string">
            <text:p text:style-name="P5">F. de entrega: <text:span text:style-name="T13"><text:text-input text:description="&lt;formatLang(o.scheduled_date,date_time='true')&gt;">f prevista</text:text-input></text:span></text:p>
            <text:p text:style-name="P6"><text:text-input text:description="&lt;o.sale_id.payment_term_id.name&gt;">cond vent</text:text-input></text:p>
          </table:table-cell>
        </table:table-row>
      </table:table>
      <text:p text:style-name="P4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header-rows>
          <table:table-row table:style-name="Tabla2.1">
            <table:table-cell table:style-name="Tabla2.A1" table:number-columns-spanned="3" office:value-type="string">
              <text:p text:style-name="P47"><text:span text:style-name="T2"><text:text-input text:description="&lt;o.origin&gt;">nv</text:text-input></text:span><text:span text:style-name="T2"> --&gt; </text:span><text:span text:style-name="T2"><text:text-input text:description="&lt;o.name&gt;">nv</text:text-input></text:span><text:span text:style-name="T1"> </text:span><text:span text:style-name="T3"><text:text-input text:description="&lt;if test=&quot;o.sale_id.type_id.x_express and o.sale_id.type_id.x_paralelo== False&quot;&gt;">if</text:text-input></text:span><text:span text:style-name="T3">* * * MOSTRADOR // EXPRESS * * *</text:span><text:span text:style-name="T6">(riesgo </text:span><text:span text:style-name="T4"><text:s/></text:span><text:span text:style-name="T4"><text:text-input text:description="&lt;formatLang(o.env['sale.order'].search([['name','=',o.origin]]).x_riesgo_express)&gt;">estado</text:text-input></text:span><text:span text:style-name="T10">&lt; 15% remito +factura – paga mientras se prepara )</text:span><text:span text:style-name="T3"> </text:span><text:span text:style-name="T3"><text:text-input text:description="&lt;/if&gt;">/if</text:text-input></text:span><text:span text:style-name="T3"> <text:s/></text:span><text:span text:style-name="T3"><text:text-input text:description="&lt;if test=&quot;o.sale_id.type_id.x_paralelo&quot;&gt;">if</text:text-input></text:span><text:span text:style-name="T3">* * * MOSTRADOR Paralelo * * *</text:span><text:span text:style-name="T6">(riesgo </text:span><text:span text:style-name="T4"><text:s/></text:span><text:span text:style-name="T4"><text:text-input text:description="&lt;formatLang(o.env['sale.order'].search([['name','=',o.origin]]).x_riesgo_express)&gt;">estado</text:text-input></text:span><text:span text:style-name="T7">)</text:span><text:span text:style-name="T3"> </text:span><text:span text:style-name="T3"><text:text-input text:description="&lt;/if&gt;">/if</text:text-input></text:span></text:p>
              <text:p text:style-name="P5">[<text:text-input text:description="&lt;o.partner_id.commercial_partner_id.abc_sales_amount&gt;">code</text:text-input>](<text:text-input text:description="&lt;o.partner_id.internal_code&gt;">code</text:text-input>) <text:span text:style-name="T13"><text:text-input text:description="&lt;o.partner_id&gt;">name</text:text-input></text:span></text:p>
              <text:p text:style-name="P46"><text:span text:style-name="T3"><text:text-input text:description="&lt;o.partner_id.street&gt;">street</text:text-input></text:span><text:span text:style-name="T3">, (</text:span><text:span text:style-name="T3"><text:text-input text:description="&lt;o.partner_id.zip&gt;">CP</text:text-input></text:span><text:span text:style-name="T3">) </text:span><text:span text:style-name="T3"><text:text-input text:description="&lt;o.partner_id.city&gt;">city</text:text-input></text:span><text:span text:style-name="T3">, </text:span><text:span text:style-name="T3"><text:text-input text:description="&lt;o.partner_id.state_id&gt;">state</text:text-input></text:span><text:span text:style-name="T3"> <text:s/>- </text:span><text:span text:style-name="T3"><text:text-input text:description="&lt;o.partner_id.phone&gt;">phone</text:text-input></text:span><text:span text:style-name="T3"> - </text:span><text:span text:style-name="T5">ODC del Cliente: </text:span><text:span text:style-name="T5"><text:text-input text:description="&lt;o.sale_id.client_order_ref&gt;">OC cliente</text:text-input></text:span><text:span text:style-name="T9"> </text:span></text:p>
            </table:table-cell>
            <table:covered-table-cell/>
            <table:covered-table-cell/>
            <table:table-cell table:style-name="Tabla2.A1" table:number-columns-spanned="7" office:value-type="string">
              <text:p text:style-name="P50"><draw:frame draw:style-name="fr1" draw:name="image: barcode('Code128', o.name,height=50, width=450,dpi_x=200, dpi_y=200)" text:anchor-type="paragraph" svg:x="0cm" svg:y="0.037cm" svg:width="7.027cm" svg:height="0.871cm" draw:z-index="2"><draw:text-box><text:p text:style-name="Frame_20_contents">Imagen</text:p></draw:text-box></draw:frame></text:p>
              <text:p text:style-name="P51">Hoja <text:page-number text:select-page="current">1</text:page-number> / <text:page-count>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1">
            <table:table-cell table:style-name="Tabla2.A1" office:value-type="string">
              <text:p text:style-name="P8">Cod.Int</text:p>
            </table:table-cell>
            <table:table-cell table:style-name="Tabla2.B2" office:value-type="string">
              <text:p text:style-name="P8"><text:s/>Detalle</text:p>
            </table:table-cell>
            <table:table-cell table:style-name="Tabla2.A1" table:number-columns-spanned="2" office:value-type="string">
              <text:p text:style-name="P8">Marca</text:p>
            </table:table-cell>
            <table:covered-table-cell/>
            <table:table-cell table:style-name="Tabla2.A1" office:value-type="string">
              <text:p text:style-name="P8">Ubicacion</text:p>
            </table:table-cell>
            <table:table-cell table:style-name="Tabla2.A1" office:value-type="string">
              <text:p text:style-name="P9"><text:s/>Cant desp</text:p>
            </table:table-cell>
            <table:table-cell table:style-name="Tabla2.A1" office:value-type="string">
              <text:p text:style-name="P10">Stk Dep</text:p>
            </table:table-cell>
            <table:table-cell table:style-name="Tabla2.A1" office:value-type="string">
              <text:p text:style-name="P10">Stk Gen</text:p>
            </table:table-cell>
            <table:table-cell table:style-name="Tabla2.A1" office:value-type="string">
              <text:p text:style-name="P10"/>
            </table:table-cell>
            <table:table-cell table:style-name="Tabla2.A1" office:value-type="string">
              <text:p text:style-name="P25">Pend Prov</text:p>
            </table:table-cell>
          </table:table-row>
        </table:table-header-rows>
        <table:table-row table:style-name="Tabla2.1">
          <table:table-cell table:style-name="Tabla2.A1" office:value-type="string">
            <text:p text:style-name="P37"><text:text-input text:description="&lt;for each=&quot;line in o.move_lines.filtered(lambda x: x.state in ['partially_available', 'assigned', 'done']).sorted(key=lambda r: (r.product_id.internal_code))&quot;&gt;">For each</text:text-input></text:p>
          </table:table-cell>
          <table:table-cell table:style-name="Tabla2.B2" office:value-type="string">
            <text:p text:style-name="P52"/>
          </table:table-cell>
          <table:table-cell table:style-name="Tabla2.A1" table:number-columns-spanned="2" office:value-type="string">
            <text:p text:style-name="P16"/>
          </table:table-cell>
          <table:covered-table-cell/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a2.4">
          <table:table-cell table:style-name="Tabla2.A4" office:value-type="string">
            <text:p text:style-name="P11"><text:text-input text:description="&lt;line.product_id.internal_code[1:]&gt;">cod. Int.</text:text-input></text:p>
          </table:table-cell>
          <table:table-cell table:style-name="Tabla2.B2" office:value-type="string">
            <text:p text:style-name="P39"><text:span text:style-name="T18">[</text:span><text:span text:style-name="T19"><text:text-input text:description="&lt;line.product_id.supplier_code&gt;">9788426574091</text:text-input></text:span><text:span text:style-name="T18">] </text:span><text:span text:style-name="T18"><text:text-input text:description="&lt;line.product_id.name&gt;">123456789012345678901234567890123045</text:text-input></text:span><text:span text:style-name="T18"> </text:span><text:span text:style-name="T18"><text:text-input text:description="&lt;line.product_id.attribute_value_ids&gt;">atributo</text:text-input></text:span><text:span text:style-name="T18"> [</text:span><text:span text:style-name="T19"><text:text-input text:description="&lt;line.product_id.default_code&gt;">9788426574091</text:text-input></text:span><text:span text:style-name="T18">] - </text:span><text:span text:style-name="T20"><text:text-input text:description="&lt;line.product_id.abc_sales_combined&gt;">9788426574091</text:text-input></text:span><text:span text:style-name="T20"> = </text:span><text:span text:style-name="T20"><text:text-input text:description="&lt;line.product_id.weight*line.quantity_done&gt;">9788426574091</text:text-input></text:span><text:span text:style-name="T20">Kg</text:span><text:span text:style-name="T19"> </text:span><text:span text:style-name="T18">- U.E.= </text:span><text:span text:style-name="T18"><text:text-input text:description="&lt;line.product_id.quantity_per_pack&gt;">125</text:text-input></text:span> <text:span text:style-name="T21"><text:text-input text:description="&lt;if test=&quot;o.sale_id.type_id.id in [13,27,25,26] and 1==0&quot;&gt;">if</text:text-input></text:span><text:span text:style-name="T21"> </text:span><text:span text:style-name="T21"><text:text-input text:description="&lt;o.move_lines.filtered(lambda r: r.product_id.id == line.product_id.id).mapped(lambda rr: (rr.name.startswith('['+line.product_id.default_code+'] '+line.product_id.name) and len(rr.name)&gt;len('['+line.product_id.default_code+'] '+line.product_id.name))and rr.name[len(rr.name):] or '' )   &gt;">riesgo</text:text-input></text:span><text:span text:style-name="T21"> </text:span><text:span text:style-name="T21"><text:text-input text:description="&lt;/if&gt;">/if</text:text-input></text:span></text:p>
            <text:p text:style-name="P40"><draw:frame draw:style-name="fr2" draw:name="image:  barcode('Code128', line.product_id.barcode,height=50, width=350,dpi_x=200, dpi_y=200)" text:anchor-type="paragraph" svg:y="0.03cm" svg:width="6.182cm" svg:height="1.134cm" draw:z-index="3"><draw:text-box><text:p text:style-name="Frame_20_contents">Imagen</text:p></draw:text-box></draw:frame></text:p>
          </table:table-cell>
          <table:table-cell table:style-name="Tabla2.C4" table:number-columns-spanned="2" office:value-type="string">
            <text:p text:style-name="P12"><text:text-input text:description="&lt;len(line.product_id.product_brand_id.name)&gt;=10 and line.product_id.product_brand_id.name[0:10] or line.product_id.product_brand_id.name &gt;">marca</text:text-input></text:p>
            <text:p text:style-name="P39"><text:span text:style-name="T22"><text:text-input text:description="&lt;if test=&quot;o.sale_id.type_id.x_express and 1==1&quot;&gt;">if</text:text-input></text:span><text:span text:style-name="T21"><text:text-input text:description="&lt;formatLang((line.quantity_done&gt;0 and line.product_id.with_context(warehouse=line.picking_id.picking_type_id.warehouse_id.id).qty_available&gt;0 and len(o.env['stock.warehouse.orderpoint'].search([['product_id', '=', line.product_id.id],['warehouse_id', '=', line.picking_id.picking_type_id.warehouse_id.id],['active', '=', 'True']]))&gt;0 and o.env['stock.warehouse.orderpoint'].search([['product_id', '=', line.product_id.id],['warehouse_id', '=', line.picking_id.picking_type_id.warehouse_id.id],['active', '=', 'True']]).rotation&gt;0 ) and line.quantity_done/ line.product_id.with_context(warehouse=line.picking_id.picking_type_id.warehouse_id.id).qty_available*line.quantity_done/ o.env['stock.warehouse.orderpoint'].search([['product_id', '=', line.product_id.id],['warehouse_id', '=', line.picking_id.picking_type_id.warehouse_id.id],['active', '=', 'True']]).rotation *50 or 50)&gt;">riesgo</text:text-input></text:span><text:span text:style-name="T22"><text:text-input text:description="&lt;/if&gt;">/if</text:text-input></text:span></text:p>
            <text:p text:style-name="P41"><text:s text:c="2"/></text:p>
          </table:table-cell>
          <table:covered-table-cell/>
          <table:table-cell table:style-name="Tabla2.C4" office:value-type="string">
            <text:p text:style-name="P42"><text:text-input text:description="&lt;line.product_id.product_putaway_ids.filtered(lambda r: r.putaway_id.id == o.picking_type_id.warehouse_id.id-1 ).mapped(lambda x: '%s | '  % (x.fixed_location_id.complete_name and x.fixed_location_id.complete_name[24:] or  ' ') )&gt;">ubic_nueva</text:text-input> <text:text-input text:description="&lt;line.product_id[o.picking_type_id.id in [12] and 'x_ubica_sfe' or o.picking_type_id.id in [17] and 'x_ubica_raf' or 'location_1']&gt;">ubic</text:text-input></text:p>
            <text:p text:style-name="P30"><text:span text:style-name="T23"><text:text-input text:description="&lt;line.product_id[o.picking_type_id.id in [12] and 'x_ubica_sfe2' or o.picking_type_id.id in [17] and 'x_ubica_raf2' or 'location_2']&gt;">ubic</text:text-input></text:span><text:span text:style-name="T23"> </text:span></text:p>
          </table:table-cell>
          <table:table-cell table:style-name="Tabla2.A1" office:value-type="string">
            <text:p text:style-name="P24"><text:text-input text:description="&lt;line.quantity_done or line.reserved_availability&gt;">riesgo</text:text-input></text:p>
            <text:p text:style-name="P13"><text:span text:style-name="T3"><text:text-input text:description="&lt;if test=&quot;line.reserved_availability &lt; line.ordered_qty&quot;&gt;">if</text:text-input></text:span><text:span text:style-name="T3"> </text:span><text:span text:style-name="T11">de </text:span><text:span text:style-name="T11"><text:text-input text:description="&lt; line.ordered_qty&gt;">riesgo</text:text-input></text:span><text:span text:style-name="T3"><text:text-input text:description="&lt;/if&gt;">/if</text:text-input></text:span></text:p>
          </table:table-cell>
          <table:table-cell table:style-name="Tabla2.A1" office:value-type="string">
            <text:p text:style-name="P29"><text:text-input text:description="&lt;line.product_id.with_context(warehouse=line.picking_id.picking_type_id.warehouse_id.id).qty_available&gt;">1234,0</text:text-input></text:p>
          </table:table-cell>
          <table:table-cell table:style-name="Tabla2.A1" office:value-type="string">
            <text:p text:style-name="P29"><text:text-input text:description="&lt;line.product_id.qty_available&gt;">1234,0</text:text-input></text:p>
          </table:table-cell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14"><text:text-input text:description="&lt;line.product_id.with_context(location=line.picking_id.picking_type_id.warehouse_id.wh_input_stock_loc_id.id).incoming_qty&gt;">1234,0</text:text-input></text:p>
            <text:p text:style-name="P23"/>
          </table:table-cell>
        </table:table-row>
        <table:table-row>
          <table:table-cell table:style-name="Tabla2.A1" office:value-type="string">
            <text:p text:style-name="P27"><text:text-input text:description="&lt;/for&gt;">End For</text:text-input></text:p>
          </table:table-cell>
          <table:table-cell table:style-name="Tabla2.A1" office:value-type="string">
            <text:p text:style-name="P17"/>
          </table:table-cell>
          <table:table-cell table:style-name="Tabla2.A1" table:number-columns-spanned="2" office:value-type="string">
            <text:p text:style-name="P16"/>
          </table:table-cell>
          <table:covered-table-cell/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4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35">Notas inter: </text:p>
          </table:table-cell>
          <table:table-cell table:style-name="Tabla3.A1" office:value-type="string">
            <text:p text:style-name="P38"><text:text-input text:description="&lt;o.note&gt;">ubic</text:text-input></text:p>
          </table:table-cell>
          <table:table-cell table:style-name="Tabla3.C1" office:value-type="string">
            <text:p text:style-name="P19">Cant a preparar</text:p>
          </table:table-cell>
          <table:table-cell table:style-name="Tabla3.C1" table:number-columns-spanned="3" office:value-type="string">
            <text:p text:style-name="P45"><text:span text:style-name="T12"><text:text-input text:description="&lt;sum(o.move_lines.mapped(lambda x: x.quantity_done or x.reserved_availability))&gt;">sum:cant</text:text-input></text:span><text:span text:style-name="T12"> items en </text:span><text:span text:style-name="T12"><text:text-input text:description="&lt;len(o.move_lines.filtered(lambda x: x.state in ['partially_available', 'assigned', 'done']))&gt;">count:cant</text:text-input></text:span><text:span text:style-name="T12"> líneas <text:s text:c="4"/>→ <text:s text:c="3"/>total: </text:span><text:span text:style-name="T12"><text:text-input text:description="&lt;formatLang(sum(o.move_lines.mapped(lambda line: line.product_id.weight*(line.quantity_done or line.reserved_availability))))&gt;">sum:cant</text:text-input></text:span><text:span text:style-name="T12">kg 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5">Obs:</text:p>
          </table:table-cell>
          <table:table-cell table:style-name="Tabla3.A1" office:value-type="string">
            <text:p text:style-name="P38"><text:text-input text:description="&lt;o.observations&gt;">ubic</text:text-input></text:p>
          </table:table-cell>
          <table:table-cell table:style-name="Tabla3.C1" office:value-type="string">
            <text:p text:style-name="P19">Demanda inicial</text:p>
          </table:table-cell>
          <table:table-cell table:style-name="Tabla3.C1" table:number-columns-spanned="3" office:value-type="string">
            <text:p text:style-name="P45"><text:span text:style-name="T12"><text:text-input text:description="&lt;sum(o.move_lines.mapped('ordered_qty'))&gt;">sum:cant</text:text-input></text:span><text:span text:style-name="T12"> items en </text:span><text:span text:style-name="T12"><text:text-input text:description="&lt;len(o.move_lines)&gt;">count:cant</text:text-input></text:span><text:span text:style-name="T12"> líneas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48"><text:text-input text:description="&lt;o.env['res.users'].search([['id', '=', uid]]).mapped('partner_id')&gt;">usuario_impresion</text:text-input></text:p>
          </table:table-cell>
          <table:table-cell table:style-name="Tabla3.A1" office:value-type="string">
            <text:p text:style-name="P32">Orden Entrega</text:p>
          </table:table-cell>
          <table:table-cell table:style-name="Tabla3.A1" table:number-columns-spanned="3" office:value-type="string">
            <text:p text:style-name="P44"><text:text-input text:description="&lt;sum(o.move_lines.mapped(lambda x: x.quantity_done or x.reserved_availability)) == sum(o.move_lines.mapped('ordered_qty')) and &quot;Completo&quot; or &quot;Incompleto&quot;&gt;">Completo / incompleto</text:text-input></text:p>
          </table:table-cell>
          <table:covered-table-cell/>
          <table:covered-table-cell/>
        </table:table-row>
        <table:table-row table:style-name="Tabla3.4"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48"><text:text-input text:description="&lt;datetime.datetime.today()- datetime.timedelta(hours=3)&gt;">hora_impresion</text:text-input> <text:span text:style-name="T24"><text:text-input text:description="&lt;if test=&quot;o.sale_id.type_id.id in [13,27,25,26]&quot;&gt;">if</text:text-input></text:span><text:span text:style-name="T24">Hora objetivo de entrega: </text:span><text:span text:style-name="T24"><text:text-input text:description="&lt;datetime.datetime.today()+datetime.timedelta(seconds=(60*(len(o.move_lines)*1.2+5)))-datetime.timedelta(hours=3)&gt;">hora_impresion</text:text-input></text:span><text:span text:style-name="T24"><text:text-input text:description="&lt;/if&gt;">/if</text:text-input></text:span></text:p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9"><text:subject>4.21</text:subject></text:p>
          </table:table-cell>
          <table:table-cell table:style-name="Tabla3.A1" office:value-type="string">
            <text:p text:style-name="P20">FO-06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2" office:value-type="string">
            <text:p text:style-name="P22"><draw:frame draw:style-name="fr4" draw:name="gráficos1" text:anchor-type="as-char" svg:y="0cm" svg:width="6.727cm" svg:height="2.302cm" draw:z-index="4"><draw:image xlink:href="Pictures/2000000700006603000022F04E0348D3.svm" xlink:type="simple" xlink:show="embed" xlink:actuate="onLoad"/></draw:frame></text:p>
          </table:table-cell>
          <table:covered-table-cell/>
          <table:table-cell table:style-name="Tabla4.A1" office:value-type="string">
            <text:p text:style-name="P22"><draw:frame draw:style-name="fr4" draw:name="gráficos2" text:anchor-type="as-char" svg:y="0cm" svg:width="6.729cm" svg:height="2.579cm" draw:z-index="5"><draw:image xlink:href="Pictures/2000000700005E9200002413FBFB18B4.svm" xlink:type="simple" xlink:show="embed" xlink:actuate="onLoad"/></draw:frame></text:p>
          </table:table-cell>
        </table:table-row>
        <table:table-row>
          <table:table-cell table:style-name="Tabla4.A1" table:number-columns-spanned="2" office:value-type="string">
            <text:p text:style-name="P21">SI <draw:frame draw:style-name="fr3" draw:name="image: barcode('Code128', &quot;O-BTN.sisi&quot;,height=50, width=350, dpi_x=200, dpi_y=200)" text:anchor-type="as-char" svg:y="0cm" svg:width="8.008cm" svg:height="0.787cm" draw:z-index="6"><draw:text-box><text:p text:style-name="Frame_20_contents">Imagen</text:p></draw:text-box></draw:frame></text:p>
          </table:table-cell>
          <table:covered-table-cell/>
          <table:table-cell table:style-name="Tabla4.A1" office:value-type="string">
            <text:p text:style-name="P21">No<draw:frame draw:style-name="fr3" draw:name="image: barcode('Code128', &quot;O-BTN.nono&quot;,height=50, width=350,dpi_x=200, dpi_y=200)" text:anchor-type="as-char" svg:y="0cm" svg:width="8.008cm" svg:height="0.787cm" draw:z-index="0"><draw:text-box><text:p text:style-name="Frame_20_contents">Imagen</text:p></draw:text-box></draw:frame></text:p>
          </table:table-cell>
        </table:table-row>
        <table:table-row>
          <table:table-cell table:style-name="Tabla4.A1" office:value-type="string">
            <text:p text:style-name="P36"><text:text-input text:description="&lt;o.search([('group_id' ,'=' , o.group_id.id),('picking_type_id' ,'=' , 7) ,('state' ,'in' , ['assigned','confirmed','waiting'])]).name&gt;">For each</text:text-input></text:p>
          </table:table-cell>
          <table:table-cell table:style-name="Tabla4.A1" table:number-columns-spanned="2" office:value-type="string">
            <text:p text:style-name="P21"><draw:frame draw:style-name="fr3" draw:name="image: barcode('Code128',  o.search([('group_id' ,'=' , o.group_id.id),('picking_type_id' ,'=' , 7) ,('state' ,'in' , ['assigned','confirmed','waiting'])]).name,height=50, width=450,dpi_x=200, dpi_y=200)" text:anchor-type="as-char" svg:y="0cm" svg:width="16.016cm" svg:height="0.988cm" draw:z-index="1"><draw:text-box><text:p text:style-name="Frame_20_contents">Imagen</text:p></draw:text-box></draw:frame></text:p>
          </table:table-cell>
          <table:covered-table-cell/>
        </table:table-row>
      </table:table>
      <text:p text:style-name="P31">X X X X X X X X X X X X X X X X X X X X <text:s text:c="4"/>FIN DEL PICKING <text:s text:c="4"/>X X X X X X X X X X X X X X X X X X X X</text:p>
      <text:p text:style-name="P28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02cm" fo:margin-bottom="1.991cm" fo:margin-left="0.73cm" fo:margin-right="0.82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57:42.91</meta:creation-date>
    <dc:date>2020-10-26T11:14:58.28</dc:date>
    <meta:editing-duration>PT2H9M35S</meta:editing-duration>
    <meta:editing-cycles>38</meta:editing-cycles>
    <meta:generator>OpenOffice/4.1.7$Win32 OpenOffice.org_project/417m1$Build-9800</meta:generator>
    <dc:description>4.21 -  26 octubre 2020
validar seguridad en la imprsion de responsables de otras empresa

v4.20 - 25 septiembre 2020
correccion de los codigos de barra por resolucion


V4.1 9 Agosto 2020
Se agrande la descripcion (y evitamos que el codigo de barra del producto tape la ubicacion2)
se saca el stock inicial que se encuentra en cant desp --&gt; si hay diferencia entre cant_desp y cantidad inical imprime la diferencia abajo


V 4.0 26/7/2020
Se permite impresion multiple en todos los picking
Se corrige que me muestran los pedidos asociados que estan para preparar: no se muestran ni los cancelados ni los hechos</dc:description>
    <dc:subject>4.21</dc:subject>
    <meta:document-statistic meta:table-count="5" meta:image-count="2" meta:object-count="0" meta:page-count="1" meta:paragraph-count="74" meta:word-count="440" meta:character-count="1434"/>
  </office:meta>
</office:document-meta>
</file>